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10000014F7BC3D91492CA8F76.png" manifest:media-type="image/png"/>
  <manifest:file-entry manifest:full-path="Pictures/1000000000000256000001B34FE0DCDD29F52683.png" manifest:media-type="image/png"/>
  <manifest:file-entry manifest:full-path="Pictures/10000000000003A00000017DA9EFAD87C7060EB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画像 1" draw:style-name="gr1" draw:text-style-name="P1" svg:width="201.15mm" svg:height="81.92mm" svg:x="9.75mm" svg:y="22.57mm">
            <draw:image xlink:href="Pictures/10000000000003A00000017DA9EFAD87C7060EBE.png" xlink:type="simple" xlink:show="embed" xlink:actuate="onLoad">
              <text:p/>
            </draw:image>
          </draw:frame>
          <draw:frame draw:z-index="1" draw:name="画像 2" draw:style-name="gr1" draw:text-style-name="P1" svg:width="129.61mm" svg:height="93.53mm" svg:x="9.75mm" svg:y="119.4mm">
            <draw:image xlink:href="Pictures/1000000000000256000001B34FE0DCDD29F52683.png" xlink:type="simple" xlink:show="embed" xlink:actuate="onLoad">
              <text:p/>
            </draw:image>
          </draw:frame>
          <draw:frame draw:z-index="2" draw:name="画像 3" draw:style-name="gr1" draw:text-style-name="P1" svg:width="125.06mm" svg:height="72.02mm" svg:x="9.75mm" svg:y="225.77mm">
            <draw:image xlink:href="Pictures/10000000000002410000014F7BC3D91492CA8F76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無変換・変換をHyper/Metaに割り当て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 無変換キーと変換キーをHyper/Metaに割り当てる</text:p>
          </table:table-cell>
          <table:table-cell table:number-columns-repeated="102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00/00/00</text:date>, <text:time style:data-style-name="N2" text:time-value="13:34:27.14529569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3:27:58.945201277</meta:creation-date>
    <dc:date>2018-07-22T13:34:50.632564849</dc:date>
    <meta:editing-duration>PT4M24S</meta:editing-duration>
    <meta:editing-cycles>2</meta:editing-cycles>
    <meta:generator>LibreOffice/5.1.6.2$Linux_X86_64 LibreOffice_project/10m0$Build-2</meta:generator>
    <meta:document-statistic meta:table-count="1" meta:cell-count="4" meta:object-count="3"/>
  </office:meta>
</office:document-meta>
</file>